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1.561cm" fo:margin-right="2.54cm" fo:line-height="100%" fo:text-align="center" style:justify-single-word="false" fo:text-indent="-0.026cm" style:auto-text-indent="false">
        <style:tab-stops>
          <style:tab-stop style:position="4.763cm"/>
          <style:tab-stop style:position="16.946cm"/>
        </style:tab-stops>
      </style:paragraph-properties>
      <style:text-properties style:use-window-font-color="true" style:text-line-through-style="none" style:font-name="Verdana" fo:font-size="12pt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margin-left="1.561cm" fo:margin-right="2.54cm" fo:line-height="100%" fo:text-align="justify" style:justify-single-word="false" fo:text-indent="-0.026cm" style:auto-text-indent="false">
        <style:tab-stops>
          <style:tab-stop style:position="0.476cm"/>
          <style:tab-stop style:position="12.517cm"/>
        </style:tab-stops>
      </style:paragraph-properties>
      <style:text-properties style:use-window-font-color="true" style:text-line-through-style="solid" style:text-line-through-type="double" style:font-name="Verdana" fo:font-size="10pt" fo:language="es" fo:country="E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1.561cm" fo:margin-right="2.54cm" fo:line-height="100%" fo:text-align="justify" style:justify-single-word="false" fo:text-indent="-0.026cm" style:auto-text-indent="false" style:page-number="auto">
        <style:tab-stops>
          <style:tab-stop style:position="0.476cm"/>
          <style:tab-stop style:position="12.517cm"/>
        </style:tab-stops>
      </style:paragraph-properties>
      <style:text-properties style:use-window-font-color="true" style:text-line-through-style="none" style:font-name="Verdana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17cm"/>
        </style:tab-stops>
      </style:paragraph-properties>
      <style:text-properties style:use-window-font-color="true" style:text-line-through-style="none" style:font-name="Verdana" fo:font-size="12pt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style:line-height-at-least="0.3cm" fo:text-align="center" style:justify-single-word="false">
        <style:tab-stops>
          <style:tab-stop style:position="6.987cm"/>
          <style:tab-stop style:position="10.881cm"/>
        </style:tab-stops>
      </style:paragraph-properties>
      <style:text-properties style:use-window-font-color="true" style:text-line-through-style="none" style:font-name="Verdana" fo:font-size="12pt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style:line-height-at-least="0.3cm" fo:text-align="justify" style:justify-single-word="false">
        <style:tab-stops/>
      </style:paragraph-properties>
      <style:text-properties style:use-window-font-color="true" style:text-line-through-style="none" style:font-name="Verdana" fo:font-size="12pt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style:line-height-at-least="0.3cm">
        <style:tab-stops>
          <style:tab-stop style:position="6.987cm"/>
          <style:tab-stop style:position="10.881cm"/>
        </style:tab-stops>
      </style:paragraph-properties>
      <style:text-properties style:use-window-font-color="true" style:text-line-through-style="none" style:font-name="Verdana" fo:font-size="12pt" fo:language="es" fo:country="E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style:line-height-at-least="0.3cm" fo:text-align="justify" style:justify-single-word="false">
        <style:tab-stops>
          <style:tab-stop style:position="6.987cm"/>
          <style:tab-stop style:position="10.881cm"/>
        </style:tab-stops>
      </style:paragraph-properties>
      <style:text-properties style:use-window-font-color="true" style:text-line-through-style="none" style:font-name="Verdana" fo:font-size="12pt" fo:language="es" fo:country="P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style:line-height-at-least="0.3cm" fo:text-align="justify" style:justify-single-word="false">
        <style:tab-stops>
          <style:tab-stop style:position="16.999cm"/>
        </style:tab-stops>
      </style:paragraph-properties>
      <style:text-properties style:use-window-font-color="true" style:text-line-through-style="none" style:font-name="Verdana" fo:font-size="12pt" fo:language="es" fo:country="P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style:line-height-at-least="0.3cm" fo:text-align="justify" style:justify-single-word="false">
        <style:tab-stops>
          <style:tab-stop style:position="16.9cm"/>
        </style:tab-stops>
      </style:paragraph-properties>
      <style:text-properties style:use-window-font-color="true" style:text-line-through-style="none" style:font-name="Verdana" fo:font-size="12pt" fo:language="es" fo:country="P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style:line-height-at-least="0.3cm">
        <style:tab-stops>
          <style:tab-stop style:position="6.987cm"/>
          <style:tab-stop style:position="10.881cm"/>
        </style:tab-stops>
      </style:paragraph-properties>
      <style:text-properties style:use-window-font-color="true" style:text-line-through-style="none" style:font-name="Verdana" fo:font-size="12pt" fo:language="es" fo:country="P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style:line-height-at-least="0.3cm" fo:text-align="justify" style:justify-single-word="false">
        <style:tab-stops>
          <style:tab-stop style:position="6.987cm"/>
          <style:tab-stop style:position="10.881cm"/>
        </style:tab-stops>
      </style:paragraph-properties>
      <style:text-properties style:use-window-font-color="true" style:text-line-through-style="none" style:font-name="Verdana" fo:font-size="12pt" fo:language="es" fo:country="P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style:line-height-at-least="0.3cm" fo:text-align="center" style:justify-single-word="false">
        <style:tab-stops>
          <style:tab-stop style:position="6.987cm"/>
          <style:tab-stop style:position="10.881cm"/>
        </style:tab-stops>
      </style:paragraph-properties>
      <style:text-properties style:use-window-font-color="true" style:text-line-through-style="none" style:font-name="Verdana" fo:font-size="12pt" fo:language="es" fo:country="P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style:line-height-at-least="0.3cm">
        <style:tab-stops>
          <style:tab-stop style:position="6.987cm"/>
          <style:tab-stop style:position="10.881cm"/>
        </style:tab-stops>
      </style:paragraph-properties>
      <style:text-properties style:use-window-font-color="true" style:font-name="Verdana" fo:font-size="12pt" style:font-size-asian="12pt" style:font-size-complex="12pt"/>
    </style:style>
    <style:style style:name="P15" style:family="paragraph" style:parent-style-name="Standard">
      <style:paragraph-properties style:line-height-at-least="0.3cm">
        <style:tab-stops>
          <style:tab-stop style:position="6.987cm"/>
          <style:tab-stop style:position="10.881cm"/>
        </style:tab-stops>
      </style:paragraph-properties>
      <style:text-properties style:use-window-font-color="true" style:font-name="Verdana" fo:font-size="12pt" fo:language="es" fo:country="ES" style:font-size-asian="12pt" style:font-size-complex="12pt"/>
    </style:style>
    <style:style style:name="P16" style:family="paragraph" style:parent-style-name="Standard">
      <style:paragraph-properties style:line-height-at-least="0.3cm" fo:text-align="center" style:justify-single-word="false">
        <style:tab-stops>
          <style:tab-stop style:position="9.999cm"/>
        </style:tab-stops>
      </style:paragraph-properties>
      <style:text-properties style:use-window-font-color="true" style:font-name="Verdana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style:line-height-at-least="0.3cm" fo:text-align="center" style:justify-single-word="false">
        <style:tab-stops>
          <style:tab-stop style:position="9.999cm"/>
        </style:tab-stops>
      </style:paragraph-properties>
      <style:text-properties style:use-window-font-color="true" style:font-name="Verdana" fo:font-size="12pt" fo:language="es" fo:country="PE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3.5cm"/>
          <style:tab-stop style:position="16.559cm"/>
        </style:tab-stops>
      </style:paragraph-properties>
      <style:text-properties style:text-line-through-style="none" style:font-name="Verdana" fo:font-size="12pt" fo:language="es" fo:country="P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Marcador1">
      <style:paragraph-properties fo:line-height="120%" fo:text-align="start" style:justify-single-word="false">
        <style:tab-stops>
          <style:tab-stop style:position="15.401cm" style:type="right"/>
        </style:tab-stops>
      </style:paragraph-properties>
      <style:text-properties style:font-name="Verdana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style:line-height-at-least="0.3cm" fo:text-align="justify" style:justify-single-word="false">
        <style:tab-stops>
          <style:tab-stop style:position="16.999cm"/>
        </style:tab-stops>
      </style:paragraph-properties>
      <style:text-properties style:use-window-font-color="true" style:text-line-through-style="none" style:font-name="Verdana" fo:font-size="12pt" fo:language="es" fo:country="P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style:line-height-at-least="0.3cm" fo:text-align="justify" style:justify-single-word="false">
        <style:tab-stops>
          <style:tab-stop style:position="16.9cm"/>
        </style:tab-stops>
      </style:paragraph-properties>
      <style:text-properties style:use-window-font-color="true" style:text-line-through-style="none" style:font-name="Verdana" fo:font-size="12pt" fo:language="es" fo:country="P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style:line-height-at-least="0.3cm" fo:text-align="justify" style:justify-single-word="false">
        <style:tab-stops>
          <style:tab-stop style:position="6.987cm"/>
          <style:tab-stop style:position="10.881cm"/>
        </style:tab-stops>
      </style:paragraph-properties>
      <style:text-properties style:use-window-font-color="true" style:text-line-through-style="none" style:font-name="Verdana" fo:font-size="12pt" fo:language="es" fo:country="P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style:line-height-at-least="0.3cm">
        <style:tab-stops>
          <style:tab-stop style:position="6.987cm"/>
          <style:tab-stop style:position="10.881cm"/>
        </style:tab-stops>
      </style:paragraph-properties>
      <style:text-properties style:use-window-font-color="true" style:text-line-through-style="none" style:font-name="Verdana" fo:font-size="12pt" fo:language="es" fo:country="P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style:line-height-at-least="0.3cm" fo:text-align="justify" style:justify-single-word="false">
        <style:tab-stops>
          <style:tab-stop style:position="6.987cm"/>
          <style:tab-stop style:position="10.881cm"/>
        </style:tab-stops>
      </style:paragraph-properties>
      <style:text-properties style:use-window-font-color="true" style:text-line-through-style="none" style:font-name="Verdana" fo:font-size="12pt" fo:language="es" fo:country="P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style:line-height-at-least="0.3cm" fo:text-align="center" style:justify-single-word="false">
        <style:tab-stops>
          <style:tab-stop style:position="6.987cm"/>
          <style:tab-stop style:position="10.881cm"/>
        </style:tab-stops>
      </style:paragraph-properties>
      <style:text-properties style:use-window-font-color="true" style:text-line-through-style="none" style:font-name="Verdana" fo:font-size="12pt" fo:language="es" fo:country="P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style:line-height-at-least="0.3cm">
        <style:tab-stops>
          <style:tab-stop style:position="6.987cm"/>
          <style:tab-stop style:position="10.881cm"/>
        </style:tab-stops>
      </style:paragraph-properties>
      <style:text-properties style:use-window-font-color="true" style:text-line-through-style="none" style:font-name="Verdana" fo:font-size="12pt" fo:language="es" fo:country="E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style:line-height-at-least="0.3cm" fo:text-align="center" style:justify-single-word="false">
        <style:tab-stops>
          <style:tab-stop style:position="6.987cm"/>
          <style:tab-stop style:position="10.881cm"/>
        </style:tab-stops>
      </style:paragraph-properties>
      <style:text-properties style:use-window-font-color="true" style:text-line-through-style="none" style:font-name="Verdana" fo:font-size="12pt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style:line-height-at-least="0.3cm" fo:text-align="justify" style:justify-single-word="false">
        <style:tab-stops/>
      </style:paragraph-properties>
      <style:text-properties style:use-window-font-color="true" style:text-line-through-style="none" style:font-name="Verdana" fo:font-size="12pt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line-height="150%" fo:text-align="justify" style:justify-single-word="false">
        <style:tab-stops>
          <style:tab-stop style:position="17cm"/>
        </style:tab-stops>
      </style:paragraph-properties>
      <style:text-properties style:use-window-font-color="true" style:text-line-through-style="none" style:font-name="Verdana" fo:font-size="12pt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style:line-height-at-least="0.3cm" fo:text-align="center" style:justify-single-word="false">
        <style:tab-stops>
          <style:tab-stop style:position="9.999cm"/>
        </style:tab-stops>
      </style:paragraph-properties>
      <style:text-properties style:use-window-font-color="true" style:font-name="Verdana" fo:font-size="12pt" fo:language="es" fo:country="PE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style:line-height-at-least="0.3cm" fo:text-align="center" style:justify-single-word="false">
        <style:tab-stops>
          <style:tab-stop style:position="9.999cm"/>
        </style:tab-stops>
      </style:paragraph-properties>
      <style:text-properties style:use-window-font-color="true" style:font-name="Verdana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style:line-height-at-least="0.3cm">
        <style:tab-stops>
          <style:tab-stop style:position="6.987cm"/>
          <style:tab-stop style:position="10.881cm"/>
        </style:tab-stops>
      </style:paragraph-properties>
      <style:text-properties style:use-window-font-color="true" style:font-name="Verdana" fo:font-size="12pt" fo:language="es" fo:country="ES" style:font-size-asian="12pt" style:font-size-complex="12pt"/>
    </style:style>
    <style:style style:name="P33" style:family="paragraph" style:parent-style-name="Standard">
      <style:paragraph-properties style:line-height-at-least="0.3cm">
        <style:tab-stops>
          <style:tab-stop style:position="6.987cm"/>
          <style:tab-stop style:position="10.881cm"/>
        </style:tab-stops>
      </style:paragraph-properties>
      <style:text-properties style:use-window-font-color="true" style:font-name="Verdana" fo:font-size="12pt" style:font-size-asian="12pt" style:font-size-complex="12pt"/>
    </style:style>
    <style:style style:name="P34" style:family="paragraph" style:parent-style-name="Standard">
      <style:paragraph-properties fo:line-height="150%" fo:text-align="justify" style:justify-single-word="false">
        <style:tab-stops>
          <style:tab-stop style:position="3.5cm"/>
          <style:tab-stop style:position="16.559cm"/>
        </style:tab-stops>
      </style:paragraph-properties>
      <style:text-properties style:text-line-through-style="none" style:font-name="Verdana" fo:font-size="12pt" fo:language="es" fo:country="P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 style:master-page-name="">
      <style:paragraph-properties fo:margin-left="1.561cm" fo:margin-right="2.54cm" fo:line-height="100%" fo:text-align="justify" style:justify-single-word="false" fo:text-indent="-0.026cm" style:auto-text-indent="false" style:page-number="auto">
        <style:tab-stops>
          <style:tab-stop style:position="0.476cm"/>
          <style:tab-stop style:position="12.517cm"/>
        </style:tab-stops>
      </style:paragraph-properties>
      <style:text-properties style:use-window-font-color="true" style:text-line-through-style="none" style:font-name="Verdana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1.561cm" fo:margin-right="2.54cm" fo:line-height="100%" fo:text-align="justify" style:justify-single-word="false" fo:text-indent="-0.026cm" style:auto-text-indent="false">
        <style:tab-stops>
          <style:tab-stop style:position="0.476cm"/>
          <style:tab-stop style:position="12.517cm"/>
        </style:tab-stops>
      </style:paragraph-properties>
      <style:text-properties style:use-window-font-color="true" style:text-line-through-style="solid" style:text-line-through-type="double" style:font-name="Verdana" fo:font-size="10pt" fo:language="es" fo:country="E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left="1.561cm" fo:margin-right="2.54cm" fo:line-height="100%" fo:text-align="justify" style:justify-single-word="false" fo:text-indent="-0.026cm" style:auto-text-indent="false">
        <style:tab-stops>
          <style:tab-stop style:position="0.476cm"/>
          <style:tab-stop style:position="13.645cm"/>
        </style:tab-stops>
      </style:paragraph-properties>
      <style:text-properties style:use-window-font-color="true" style:font-name="Verdana" fo:font-size="10pt" fo:font-weight="normal" style:font-size-asian="10pt" style:font-weight-asian="normal" style:font-size-complex="10pt" style:font-weight-complex="normal"/>
    </style:style>
    <style:style style:name="P38" style:family="paragraph" style:parent-style-name="Marcador1">
      <style:paragraph-properties fo:line-height="120%" fo:text-align="start" style:justify-single-word="false">
        <style:tab-stops>
          <style:tab-stop style:position="15.401cm" style:type="right"/>
        </style:tab-stops>
      </style:paragraph-properties>
      <style:text-properties style:font-name="Verdana" fo:font-size="12pt" fo:font-weight="bold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left="1.561cm" fo:margin-right="2.54cm" fo:line-height="100%" fo:text-align="center" style:justify-single-word="false" fo:text-indent="-0.026cm" style:auto-text-indent="false">
        <style:tab-stops>
          <style:tab-stop style:position="4.763cm"/>
          <style:tab-stop style:position="16.946cm"/>
        </style:tab-stops>
      </style:paragraph-properties>
      <style:text-properties style:use-window-font-color="true" style:text-line-through-style="none" style:font-name="Verdana" fo:font-size="12pt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es" fo:country="PE"/>
    </style:style>
    <style:style style:name="T2" style:family="text">
      <style:text-properties fo:language="es" fo:country="PE" fo:font-style="normal" style:text-underline-style="none" fo:background-color="transparent" style:font-style-asian="normal" style:font-style-complex="normal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normal" style:font-weight-asian="normal" style:font-weight-complex="normal"/>
    </style:style>
    <style:style style:name="T5" style:family="text">
      <style:text-properties fo:language="es" fo:country="ES" fo:font-weight="bold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language="es" fo:country="ES" fo:font-style="normal" style:text-underline-style="none" fo:background-color="transparent" style:font-style-asian="normal" style:font-style-complex="normal"/>
    </style:style>
    <style:style style:name="T8" style:family="text">
      <style:text-properties style:text-line-through-style="none" fo:language="es" fo:country="ES" fo:font-style="normal" style:text-underline-style="none" fo:font-weight="bold" fo:background-color="transparent" style:font-style-asian="normal" style:font-weight-asian="normal" style:font-style-complex="normal" style:font-weight-complex="normal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Verdana"/>
    </style:style>
    <style:style style:name="T12" style:family="text">
      <style:text-properties style:text-line-through-style="solid" style:text-line-through-type="double" fo:font-size="10pt" fo:language="es" fo:country="ES" style:font-size-asian="10pt" style:font-size-complex="10pt"/>
    </style:style>
    <style:style style:name="T13" style:family="text">
      <style:text-properties style:text-line-through-style="solid" style:text-line-through-type="double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17"/>
      <text:p text:style-name="P16"><text:span text:style-name="T1">(</text:span><text:span text:style-name="T3">APLICACIÓN</text:span> DEjjL ARTICULO <text:span text:style-name="T3">3º </text:span><text:span text:style-name="T1">DEL D.S </text:span><text:span text:style-name="T3">Nº </text:span><text:span text:style-name="T1">036-2001 – JUS)</text:span></text:p>
      <text:p text:style-name="P17"/>
      <text:p text:style-name="P16"/>
      <text:p text:style-name="P15">SEÑOR REGISTRADOR PÚBLICOs</text:p>
      <text:p text:style-name="P14"><text:span text:style-name="T4">CON RELACION AL VEHICULO PLACA:</text:span><text:span text:style-name="T6"> </text:span><text:span text:style-name="T8">[onshow.num_placa]</text:span></text:p>
      <text:p text:style-name="P7"/>
      <text:p text:style-name="P9">YO <text:span text:style-name="T9">[onshow.nombre_persona]</text:span> IDENTIFICADO CON <text:span text:style-name="T5">[onshow.tip_doc] </text:span><text:span text:style-name="T3">N° </text:span><text:span text:style-name="T6">[onshow.num_doc]</text:span> DOMICILIADO EN <text:span text:style-name="T5">[onshow.domicilio]</text:span>, MANIFIESTA SER DE ESTADO CIVIL <text:span text:style-name="T5">[onshow.ecivil]</text:span> Y ACTUAR POR SU PROPIO DERECHO, SOLICITO. <text:span text:style-name="T12"><text:tab/></text:span></text:p>
      <text:p text:style-name="P12"/>
      <text:p text:style-name="P13">CAMBIO DE CARACTERISTICAS Y/O CAMBIO O RECTIFICACION DE CLASE</text:p>
      <text:p text:style-name="P12"/>
      <text:p text:style-name="P5"/>
      <text:p text:style-name="P6">[a;block=begin;comm=text:p]</text:p>
      <text:p text:style-name="P10"><text:span text:style-name="T3">[a.cambios_vehicular] </text:span><text:span text:style-name="T12"><text:tab/></text:span></text:p>
      <text:p text:style-name="P6">[a;block=end;comm=text:p]</text:p>
      <text:p text:style-name="P8"/>
      <text:p text:style-name="P8"/>
      <text:p text:style-name="P4">OBSERVACIONES: [onshow.observaciones] <text:span text:style-name="T13"><text:tab/></text:span></text:p>
      <text:p text:style-name="P11"/>
      <text:p text:style-name="P11"/>
      <text:p text:style-name="P18"/>
      <text:p text:style-name="P19"/>
      <text:p text:style-name="P19"/>
      <text:p text:style-name="P3"><text:span text:style-name="T10">CERTIFICO:</text:span> <text:span text:style-name="T2">[onshow.nombre_persona]</text:span><text:span text:style-name="T7">, SOLO LEGALIZA LA FIRMA SIN ASUMIR RESPONSABILIDAD DEL CONTENIDO DEL DOCUMENTO (ARTICULO 108 DECRETO LEGISLATIVO N° 1049).</text:span></text:p>
      <text:p text:style-name="P2"/>
      <text:p text:style-name="P1">EN LIMA, A LOS [onshow.fec_letras]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Marcador2" style:family="paragraph" style:parent-style-name="Standard">
      <style:paragraph-properties>
        <style:tab-stops>
          <style:tab-stop style:position="9.001cm"/>
          <style:tab-stop style:position="15.402cm"/>
        </style:tab-stops>
      </style:paragraph-properties>
      <style:text-properties fo:font-size="9pt" fo:language="en" fo:country="US" style:font-size-asian="9pt" style:font-size-complex="8pt"/>
    </style:style>
    <style:style style:name="Marcador1" style:family="paragraph" style:parent-style-name="Standard">
      <style:paragraph-properties style:line-height-at-least="0.423cm" fo:text-align="justify" style:justify-single-word="false"/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7M21S</meta:editing-duration>
    <meta:editing-cycles>40</meta:editing-cycles>
    <meta:generator>OpenOffice/4.1.1$Win32 OpenOffice.org_project/411m6$Build-9775</meta:generator>
    <dc:date>2016-11-24T18:54:50.79</dc:date>
    <meta:document-statistic meta:table-count="0" meta:image-count="0" meta:object-count="0" meta:page-count="1" meta:paragraph-count="11" meta:word-count="80" meta:character-count="704"/>
    <meta:user-defined meta:name="Info 1"/>
    <meta:user-defined meta:name="Info 2"/>
    <meta:user-defined meta:name="Info 3"/>
    <meta:user-defined meta:name="Info 4"/>
  </office:meta>
</office:document-meta>
</file>